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9700000094A98FA5A0B6853FAC.png" manifest:media-type="image/png"/>
  <manifest:file-entry manifest:full-path="Pictures/100002010000032000000136766CD3084E4ACAE6.png" manifest:media-type="image/png"/>
  <manifest:file-entry manifest:full-path="Pictures/10000000000003970000008D374C7E8B2CBCE5AB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166cm" svg:height="8.201cm" svg:x="4.434cm" svg:y="-0.901cm">
          <draw:image xlink:href="Pictures/100002010000032000000136766CD3084E4ACAE6.png" xlink:type="simple" xlink:show="embed" xlink:actuate="onLoad" loext:mime-type="image/png">
            <text:p/>
          </draw:image>
        </draw:frame>
        <draw:frame draw:style-name="gr1" draw:text-style-name="P1" draw:layer="layout" svg:width="2.246cm" svg:height="2.201cm" svg:x="11.08cm" svg:y="7.759cm">
          <draw:image xlink:href="Pictures/100000000000009700000094A98FA5A0B6853FAC.png" xlink:type="simple" xlink:show="embed" xlink:actuate="onLoad" loext:mime-type="image/png">
            <text:p/>
          </draw:image>
        </draw:frame>
        <draw:frame draw:style-name="gr1" draw:text-style-name="P1" draw:layer="layout" svg:width="2.246cm" svg:height="2.201cm" svg:x="13.874cm" svg:y="7.72cm">
          <draw:image xlink:href="Pictures/100000000000009700000094A98FA5A0B6853FAC.png" xlink:type="simple" xlink:show="embed" xlink:actuate="onLoad" loext:mime-type="image/png">
            <text:p/>
          </draw:image>
        </draw:frame>
        <draw:frame draw:style-name="gr1" draw:text-style-name="P1" draw:layer="layout" svg:width="2.246cm" svg:height="2.201cm" svg:x="16.674cm" svg:y="7.759cm">
          <draw:image xlink:href="Pictures/100000000000009700000094A98FA5A0B6853FAC.png" xlink:type="simple" xlink:show="embed" xlink:actuate="onLoad" loext:mime-type="image/png">
            <text:p/>
          </draw:image>
        </draw:frame>
        <draw:frame draw:style-name="gr1" draw:text-style-name="P1" draw:layer="layout" svg:width="2.246cm" svg:height="2.201cm" svg:x="11.08cm" svg:y="10.559cm">
          <draw:image xlink:href="Pictures/100000000000009700000094A98FA5A0B6853FAC.png" xlink:type="simple" xlink:show="embed" xlink:actuate="onLoad" loext:mime-type="image/png">
            <text:p/>
          </draw:image>
        </draw:frame>
        <draw:frame draw:style-name="gr1" draw:text-style-name="P1" draw:layer="layout" svg:width="2.246cm" svg:height="2.201cm" svg:x="13.874cm" svg:y="10.52cm">
          <draw:image xlink:href="Pictures/100000000000009700000094A98FA5A0B6853FAC.png" xlink:type="simple" xlink:show="embed" xlink:actuate="onLoad" loext:mime-type="image/png">
            <text:p/>
          </draw:image>
        </draw:frame>
        <draw:frame draw:style-name="gr1" draw:text-style-name="P1" draw:layer="layout" svg:width="2.246cm" svg:height="2.201cm" svg:x="16.674cm" svg:y="10.559cm">
          <draw:image xlink:href="Pictures/100000000000009700000094A98FA5A0B6853FAC.png" xlink:type="simple" xlink:show="embed" xlink:actuate="onLoad" loext:mime-type="image/png">
            <text:p/>
          </draw:image>
        </draw:frame>
        <draw:frame draw:style-name="gr1" draw:text-style-name="P1" draw:layer="layout" svg:width="2.246cm" svg:height="2.201cm" svg:x="11.08cm" svg:y="13.359cm">
          <draw:image xlink:href="Pictures/100000000000009700000094A98FA5A0B6853FAC.png" xlink:type="simple" xlink:show="embed" xlink:actuate="onLoad" loext:mime-type="image/png">
            <text:p/>
          </draw:image>
        </draw:frame>
        <draw:frame draw:style-name="gr1" draw:text-style-name="P1" draw:layer="layout" svg:width="2.246cm" svg:height="2.201cm" svg:x="13.874cm" svg:y="13.32cm">
          <draw:image xlink:href="Pictures/100000000000009700000094A98FA5A0B6853FAC.png" xlink:type="simple" xlink:show="embed" xlink:actuate="onLoad" loext:mime-type="image/png">
            <text:p/>
          </draw:image>
        </draw:frame>
        <draw:frame draw:style-name="gr1" draw:text-style-name="P1" draw:layer="layout" svg:width="2.246cm" svg:height="2.201cm" svg:x="16.674cm" svg:y="13.359cm">
          <draw:image xlink:href="Pictures/100000000000009700000094A98FA5A0B6853FAC.png" xlink:type="simple" xlink:show="embed" xlink:actuate="onLoad" loext:mime-type="image/png">
            <text:p/>
          </draw:image>
        </draw:frame>
        <draw:line draw:style-name="gr2" draw:text-style-name="P2" draw:layer="layout" svg:x1="10.52cm" svg:y1="10.24cm" svg:x2="19.48cm" svg:y2="10.24cm">
          <text:p/>
        </draw:line>
        <draw:line draw:style-name="gr2" draw:text-style-name="P2" draw:layer="layout" svg:x1="10.52cm" svg:y1="13.04cm" svg:x2="19.48cm" svg:y2="13.04cm">
          <text:p/>
        </draw:line>
        <draw:line draw:style-name="gr2" draw:text-style-name="P2" draw:layer="layout" svg:x1="13.6cm" svg:y1="7.72cm" svg:x2="13.6cm" svg:y2="15.56cm">
          <text:p/>
        </draw:line>
        <draw:line draw:style-name="gr2" draw:text-style-name="P2" draw:layer="layout" svg:x1="16.4cm" svg:y1="7.72cm" svg:x2="16.4cm" svg:y2="15.56cm">
          <text:p/>
        </draw:line>
        <draw:frame draw:style-name="gr1" draw:text-style-name="P1" draw:layer="layout" svg:width="14.56cm" svg:height="2.233cm" svg:x="8.28cm" svg:y="16.967cm">
          <draw:image xlink:href="Pictures/10000000000003970000008D374C7E8B2CBCE5A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2cm" svg:stroke-color="#000000" draw:marker-start-width="0.5cm" draw:marker-end-width="0.5cm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09:31:32.233112648</meta:creation-date>
    <dc:date>2022-03-24T13:52:43.030710443</dc:date>
    <meta:editing-duration>PT3H59M6S</meta:editing-duration>
    <meta:editing-cycles>6</meta:editing-cycles>
    <meta:generator>LibreOffice/6.4.7.2$Linux_X86_64 LibreOffice_project/40$Build-2</meta:generator>
    <meta:print-date>2022-03-24T10:03:38.472085803</meta:print-date>
    <meta:document-statistic meta:object-count="15"/>
  </office:meta>
</office:document-meta>
</file>